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40" draw:marker-start-width="0.35cm" draw:marker-end-width="0.35cm" draw:fill-color="#ffffff" draw:textarea-horizontal-align="justify" draw:textarea-vertical-align="middle" draw:auto-grow-height="false" fo:min-height="1.378cm" fo:min-width="2.118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40" draw:marker-start-width="0.35cm" draw:marker-end-width="0.35cm" draw:fill-color="#ffffff" draw:textarea-horizontal-align="justify" draw:textarea-vertical-align="middle" draw:auto-grow-height="false" fo:min-height="1.278cm" fo:min-width="2.018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3.7cm" svg:height="2.3cm" svg:x="4.325cm" svg:y="1.7cm">
          <text:p text:style-name="P1"><text:span text:style-name="T1">Initial 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7cm" svg:height="2.3cm" svg:x="4.325cm" svg:y="5.4cm">
          <text:p text:style-name="P1"><text:span text:style-name="T1">State 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7cm" svg:height="2.3cm" svg:x="7.4cm" svg:y="9.55cm">
          <text:p text:style-name="P1"><text:span text:style-name="T1">State 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983cm" svg:x1="7.484cm" svg:y1="7.364cm" svg:x2="9.25cm" svg:y2="9.55cm" draw:start-shape="id1" draw:start-glue-point="9" draw:end-shape="id2" svg:d="M7484 7364c0 418 1766-674 1766 2186" svg:viewBox="0 0 1767 2187">
          <text:p text:style-name="P1"><text:span text:style-name="T2"><text:s text:c="83"/></text:span><text:span text:style-name="T2">Transition T2 (InputSymbol /OutputSymbols)</text:span></text:p>
        </draw:connector>
        <draw:connector draw:style-name="gr2" draw:text-style-name="P3" draw:layer="layout" draw:type="curve" svg:x1="6.175cm" svg:y1="4cm" svg:x2="6.175cm" svg:y2="5.4cm" draw:start-shape="id3" draw:start-glue-point="8" draw:end-shape="id1" draw:end-glue-point="4" svg:d="M6175 4000v1400" svg:viewBox="0 0 1 1401">
          <text:p text:style-name="P1"><text:span text:style-name="T2"><text:s text:c="41"/></text:span><text:span text:style-name="T2">OpenChannelTransition</text:span></text:p>
        </draw:connector>
        <draw:custom-shape draw:style-name="gr3" draw:text-style-name="P2" xml:id="id5" draw:id="id5" draw:layer="layout" svg:width="3.7cm" svg:height="2.3cm" svg:x="7.425cm" svg:y="13.5cm">
          <text:p text:style-name="P1"><text:span text:style-name="T1">Ending 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7cm" svg:height="2.3cm" svg:x="1.2cm" svg:y="9.55cm">
          <text:p text:style-name="P1"><text:span text:style-name="T1">State 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.9cm" svg:y1="10.7cm" svg:x2="7.4cm" svg:y2="10.7cm" draw:start-shape="id4" draw:start-glue-point="10" draw:end-shape="id2" draw:end-glue-point="6" svg:d="M4900 10700h2500" svg:viewBox="0 0 2501 1">
          <text:p text:style-name="P1"><text:span text:style-name="T2"><text:line-break/></text:span><text:span text:style-name="T2"/></text:p>
          <text:p text:style-name="P1"><text:span text:style-name="T2"><text:line-break/></text:span><text:span text:style-name="T2">Transition</text:span><text:span text:style-name="T2"><text:line-break/></text:span><text:span text:style-name="T2">T3</text:span></text:p>
        </draw:connector>
        <draw:connector draw:style-name="gr2" draw:text-style-name="P3" draw:layer="layout" draw:type="curve" svg:x1="9.25cm" svg:y1="11.85cm" svg:x2="9.275cm" svg:y2="13.5cm" draw:start-shape="id2" draw:start-glue-point="8" draw:end-shape="id5" svg:d="M9250 11850c0 1239 25 414 25 1650" svg:viewBox="0 0 26 1651">
          <text:p text:style-name="P1"><text:span text:style-name="T2"><text:s text:c="57"/></text:span><text:span text:style-name="T2">CloseChannelTransition</text:span></text:p>
        </draw:connector>
        <draw:connector draw:style-name="gr2" draw:text-style-name="P3" draw:layer="layout" draw:type="curve" draw:line-skew="-0.976cm" svg:x1="4.866cm" svg:y1="7.364cm" svg:x2="3.05cm" svg:y2="9.55cm" draw:start-shape="id1" draw:start-glue-point="7" draw:end-shape="id4" svg:d="M4866 7364c0 429-1816-664-1816 2186" svg:viewBox="0 0 1817 2187">
          <text:p text:style-name="P1"><text:span text:style-name="T2"><text:s/></text:span></text:p>
          <text:p text:style-name="P1"><text:span text:style-name="T2"><text:s text:c="15"/></text:span><text:span text:style-name="T2">Transition T1</text:span></text:p>
        </draw:connector>
        <draw:line draw:style-name="gr4" draw:text-style-name="P4" draw:layer="layout" svg:x1="2.8cm" svg:y1="2.8cm" svg:x2="4.3cm" svg:y2="2.8cm">
          <text:p/>
        </draw:line>
        <draw:line draw:style-name="gr4" draw:text-style-name="P4" draw:layer="layout" svg:x1="11.1cm" svg:y1="14.6cm" svg:x2="12.6cm" svg:y2="1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2:03:26.928490298</meta:creation-date>
    <dc:date>2017-10-25T13:34:24.470675389</dc:date>
    <meta:editing-duration>PT45M3S</meta:editing-duration>
    <meta:editing-cycles>8</meta:editing-cycles>
    <meta:generator>LibreOffice/5.3.1.2$Linux_X86_64 LibreOffice_project/30m0$Build-2</meta:generator>
    <meta:document-statistic meta:object-count="12"/>
  </office:meta>
</office:document-meta>
</file>